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ack" svg:font-family="Hack" style:font-family-generic="modern" style:font-pitch="fixed"/>
    <style:font-face style:name="Hack1" svg:font-family="Hack" style:font-adornments="Bol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35.17mm" style:rel-column-width="13107*"/>
    </style:style>
    <style:style style:name="Table1.A1" style:family="table-cell">
      <style:table-cell-properties fo:padding="0.97mm" fo:border-left="0.5pt solid #000000" fo:border-right="none" fo:border-top="0.5pt solid #000000" fo:border-bottom="0.5pt solid #000000"/>
    </style:style>
    <style:style style:name="Table1.E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E2" style:family="table-cell">
      <style:table-cell-properties fo:padding="0.97mm" fo:border-left="0.5pt solid #000000" fo:border-right="0.5pt solid #000000" fo:border-top="none" fo:border-bottom="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117.26mm" style:rel-column-width="43690*"/>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Table3" style:family="table">
      <style:table-properties style:width="175.9mm" table:align="margins"/>
    </style:style>
    <style:style style:name="Table3.A" style:family="table-column">
      <style:table-column-properties style:column-width="58.63mm" style:rel-column-width="21845*"/>
    </style:style>
    <style:style style:name="Table3.A1" style:family="table-cell">
      <style:table-cell-properties fo:padding="0.97mm" fo:border-left="0.5pt solid #000000" fo:border-right="none" fo:border-top="0.5pt solid #000000" fo:border-bottom="0.5pt solid #000000"/>
    </style:style>
    <style:style style:name="Table3.C1" style:family="table-cell">
      <style:table-cell-properties fo:padding="0.97mm" fo:border="0.5pt solid #000000"/>
    </style:style>
    <style:style style:name="Table3.A2" style:family="table-cell">
      <style:table-cell-properties fo:padding="0.97mm" fo:border-left="0.5pt solid #000000" fo:border-right="none" fo:border-top="none" fo:border-bottom="0.5pt solid #000000"/>
    </style:style>
    <style:style style:name="Table3.C2" style:family="table-cell">
      <style:table-cell-properties fo:padding="0.97mm" fo:border-left="0.5pt solid #000000" fo:border-right="0.5pt solid #000000" fo:border-top="none" fo:border-bottom="0.5pt solid #000000"/>
    </style:style>
    <style:style style:name="Table4" style:family="table">
      <style:table-properties style:width="175.9mm" table:align="margins"/>
    </style:style>
    <style:style style:name="Table4.A" style:family="table-column">
      <style:table-column-properties style:column-width="87.95mm" style:rel-column-width="32767*"/>
    </style:style>
    <style:style style:name="Table4.A1" style:family="table-cell">
      <style:table-cell-properties fo:padding="0.97mm" fo:border-left="0.5pt solid #000000" fo:border-right="none" fo:border-top="0.5pt solid #000000" fo:border-bottom="0.5pt solid #000000"/>
    </style:style>
    <style:style style:name="Table4.B1" style:family="table-cell">
      <style:table-cell-properties fo:padding="0.97mm" fo:border="0.5pt solid #000000"/>
    </style:style>
    <style:style style:name="Table4.A2" style:family="table-cell">
      <style:table-cell-properties fo:padding="0.97mm" fo:border-left="0.5pt solid #000000" fo:border-right="none" fo:border-top="none" fo:border-bottom="0.5pt solid #000000"/>
    </style:style>
    <style:style style:name="Table4.B2" style:family="table-cell">
      <style:table-cell-properties fo:padding="0.97mm" fo:border-left="0.5pt solid #000000" fo:border-right="0.5pt solid #000000" fo:border-top="none" fo:border-bottom="0.5pt solid #000000"/>
    </style:style>
    <style:style style:name="Table5" style:family="table">
      <style:table-properties style:width="175.9mm" table:align="margins"/>
    </style:style>
    <style:style style:name="Table5.A" style:family="table-column">
      <style:table-column-properties style:column-width="87.95mm" style:rel-column-width="32767*"/>
    </style:style>
    <style:style style:name="Table5.A1" style:family="table-cell">
      <style:table-cell-properties fo:padding="0.97mm" fo:border-left="0.5pt solid #000000" fo:border-right="none" fo:border-top="0.5pt solid #000000" fo:border-bottom="0.5pt solid #000000"/>
    </style:style>
    <style:style style:name="Table5.B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B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text-properties officeooo:paragraph-rsid="00132d06"/>
    </style:style>
    <style:style style:name="P4" style:family="paragraph" style:parent-style-name="Heading_20_3">
      <style:text-properties officeooo:paragraph-rsid="00132d06"/>
    </style:style>
    <style:style style:name="P5" style:family="paragraph" style:parent-style-name="Heading_20_3">
      <style:paragraph-properties fo:break-before="column"/>
    </style:style>
    <style:style style:name="P6" style:family="paragraph" style:parent-style-name="Heading_20_3">
      <style:text-properties officeooo:paragraph-rsid="0017a563"/>
    </style:style>
    <style:style style:name="P7" style:family="paragraph" style:parent-style-name="Standard">
      <style:paragraph-properties fo:text-align="start" style:justify-single-word="false"/>
      <style:text-properties officeooo:rsid="000158ed" officeooo:paragraph-rsid="0000cf19"/>
    </style:style>
    <style:style style:name="P8" style:family="paragraph" style:parent-style-name="Standard">
      <style:paragraph-properties fo:text-align="start" style:justify-single-word="false"/>
      <style:text-properties officeooo:rsid="000158ed" officeooo:paragraph-rsid="00037a1d"/>
    </style:style>
    <style:style style:name="P9" style:family="paragraph" style:parent-style-name="Standard">
      <style:paragraph-properties fo:text-align="start" style:justify-single-word="false"/>
      <style:text-properties officeooo:rsid="000158ed" officeooo:paragraph-rsid="000158ed"/>
    </style:style>
    <style:style style:name="P10" style:family="paragraph" style:parent-style-name="Standard">
      <style:paragraph-properties fo:text-align="start" style:justify-single-word="false"/>
      <style:text-properties officeooo:rsid="000437bd" officeooo:paragraph-rsid="000437bd"/>
    </style:style>
    <style:style style:name="P11" style:family="paragraph" style:parent-style-name="Standard">
      <style:paragraph-properties fo:text-align="start" style:justify-single-word="false"/>
      <style:text-properties officeooo:rsid="0006b331" officeooo:paragraph-rsid="0006b331"/>
    </style:style>
    <style:style style:name="P12" style:family="paragraph" style:parent-style-name="Standard">
      <style:paragraph-properties fo:text-align="start" style:justify-single-word="false"/>
      <style:text-properties officeooo:rsid="0006b331" officeooo:paragraph-rsid="0017a563"/>
    </style:style>
    <style:style style:name="P13" style:family="paragraph" style:parent-style-name="Standard">
      <style:paragraph-properties fo:text-align="start" style:justify-single-word="false"/>
      <style:text-properties officeooo:rsid="0000cf19" officeooo:paragraph-rsid="0006436a"/>
    </style:style>
    <style:style style:name="P14" style:family="paragraph" style:parent-style-name="Standard">
      <style:paragraph-properties fo:text-align="start" style:justify-single-word="false"/>
      <style:text-properties officeooo:rsid="0000cf19" officeooo:paragraph-rsid="0006b331"/>
    </style:style>
    <style:style style:name="P15" style:family="paragraph" style:parent-style-name="Standard">
      <style:paragraph-properties fo:text-align="start" style:justify-single-word="false"/>
      <style:text-properties officeooo:rsid="0000cf19" officeooo:paragraph-rsid="00037a1d"/>
    </style:style>
    <style:style style:name="P16" style:family="paragraph" style:parent-style-name="Standard">
      <style:paragraph-properties fo:text-align="start" style:justify-single-word="false"/>
      <style:text-properties officeooo:rsid="0000cf19" officeooo:paragraph-rsid="000437bd"/>
    </style:style>
    <style:style style:name="P17" style:family="paragraph" style:parent-style-name="Standard">
      <style:paragraph-properties fo:text-align="start" style:justify-single-word="false"/>
      <style:text-properties officeooo:rsid="0000cf19" officeooo:paragraph-rsid="0000cf19"/>
    </style:style>
    <style:style style:name="P18" style:family="paragraph" style:parent-style-name="Standard">
      <style:paragraph-properties fo:text-align="start" style:justify-single-word="false"/>
      <style:text-properties officeooo:rsid="0000cf19" officeooo:paragraph-rsid="00089a14"/>
    </style:style>
    <style:style style:name="P19" style:family="paragraph" style:parent-style-name="Standard">
      <style:paragraph-properties fo:text-align="start" style:justify-single-word="false"/>
      <style:text-properties officeooo:rsid="0000cf19" officeooo:paragraph-rsid="0009a36a"/>
    </style:style>
    <style:style style:name="P20" style:family="paragraph" style:parent-style-name="Standard">
      <style:paragraph-properties fo:text-align="start" style:justify-single-word="false"/>
      <style:text-properties officeooo:rsid="0000cf19" officeooo:paragraph-rsid="000d6e55"/>
    </style:style>
    <style:style style:name="P21" style:family="paragraph" style:parent-style-name="Standard">
      <style:paragraph-properties fo:text-align="start" style:justify-single-word="false"/>
      <style:text-properties officeooo:rsid="0000cf19" officeooo:paragraph-rsid="00105509"/>
    </style:style>
    <style:style style:name="P22" style:family="paragraph" style:parent-style-name="Standard">
      <style:paragraph-properties fo:text-align="start" style:justify-single-word="false"/>
      <style:text-properties officeooo:rsid="0000cf19" officeooo:paragraph-rsid="001145de"/>
    </style:style>
    <style:style style:name="P23" style:family="paragraph" style:parent-style-name="Standard">
      <style:paragraph-properties fo:text-align="start" style:justify-single-word="false" fo:break-before="column"/>
      <style:text-properties officeooo:rsid="0000cf19" officeooo:paragraph-rsid="00132d06"/>
    </style:style>
    <style:style style:name="P24" style:family="paragraph" style:parent-style-name="Standard">
      <style:paragraph-properties fo:text-align="start" style:justify-single-word="false"/>
      <style:text-properties officeooo:rsid="0000cf19" officeooo:paragraph-rsid="0017a563"/>
    </style:style>
    <style:style style:name="P25" style:family="paragraph" style:parent-style-name="Standard">
      <style:paragraph-properties fo:text-align="center" style:justify-single-word="false"/>
      <style:text-properties officeooo:rsid="0000cf19" officeooo:paragraph-rsid="0000cf19"/>
    </style:style>
    <style:style style:name="P26" style:family="paragraph" style:parent-style-name="Standard">
      <style:paragraph-properties fo:text-align="start" style:justify-single-word="false"/>
      <style:text-properties officeooo:rsid="0006436a" officeooo:paragraph-rsid="0006436a"/>
    </style:style>
    <style:style style:name="P27" style:family="paragraph" style:parent-style-name="Standard">
      <style:paragraph-properties fo:text-align="start" style:justify-single-word="false"/>
      <style:text-properties officeooo:rsid="00044ff6" officeooo:paragraph-rsid="00044ff6"/>
    </style:style>
    <style:style style:name="P28" style:family="paragraph" style:parent-style-name="Standard">
      <style:paragraph-properties fo:text-align="start" style:justify-single-word="false"/>
      <style:text-properties officeooo:rsid="00044ff6" officeooo:paragraph-rsid="0019270b"/>
    </style:style>
    <style:style style:name="P29" style:family="paragraph" style:parent-style-name="Standard">
      <style:paragraph-properties fo:text-align="center" style:justify-single-word="false"/>
      <style:text-properties officeooo:rsid="00044ff6" officeooo:paragraph-rsid="0019cf18"/>
    </style:style>
    <style:style style:name="P30" style:family="paragraph" style:parent-style-name="Standard">
      <style:paragraph-properties fo:text-align="start" style:justify-single-word="false"/>
      <style:text-properties officeooo:rsid="00037a1d" officeooo:paragraph-rsid="000437bd"/>
    </style:style>
    <style:style style:name="P31" style:family="paragraph" style:parent-style-name="Standard">
      <style:paragraph-properties fo:text-align="start" style:justify-single-word="false"/>
      <style:text-properties officeooo:rsid="00037a1d" officeooo:paragraph-rsid="00037a1d"/>
    </style:style>
    <style:style style:name="P32" style:family="paragraph" style:parent-style-name="Standard">
      <style:paragraph-properties fo:text-align="start" style:justify-single-word="false"/>
      <style:text-properties officeooo:paragraph-rsid="0017a563"/>
    </style:style>
    <style:style style:name="P33" style:family="paragraph" style:parent-style-name="Standard">
      <style:paragraph-properties fo:text-align="start" style:justify-single-word="false"/>
      <style:text-properties officeooo:rsid="00031624" officeooo:paragraph-rsid="00031624"/>
    </style:style>
    <style:style style:name="P34" style:family="paragraph" style:parent-style-name="Standard">
      <style:paragraph-properties fo:text-align="start" style:justify-single-word="false"/>
      <style:text-properties officeooo:rsid="00025b75" officeooo:paragraph-rsid="00025b75"/>
    </style:style>
    <style:style style:name="P35" style:family="paragraph" style:parent-style-name="Standard">
      <style:paragraph-properties fo:text-align="start" style:justify-single-word="false"/>
      <style:text-properties officeooo:rsid="00089a14" officeooo:paragraph-rsid="00089a14"/>
    </style:style>
    <style:style style:name="P36" style:family="paragraph" style:parent-style-name="Standard">
      <style:paragraph-properties fo:text-align="start" style:justify-single-word="false"/>
      <style:text-properties officeooo:rsid="000d6e55" officeooo:paragraph-rsid="000d6e55"/>
    </style:style>
    <style:style style:name="P37" style:family="paragraph" style:parent-style-name="Standard">
      <style:paragraph-properties fo:text-align="start" style:justify-single-word="false"/>
      <style:text-properties officeooo:rsid="000d6e55" officeooo:paragraph-rsid="0019cf18"/>
    </style:style>
    <style:style style:name="P38" style:family="paragraph" style:parent-style-name="Standard">
      <style:paragraph-properties fo:text-align="start" style:justify-single-word="false"/>
      <style:text-properties officeooo:rsid="000eef1e" officeooo:paragraph-rsid="000eef1e"/>
    </style:style>
    <style:style style:name="P39" style:family="paragraph" style:parent-style-name="Standard">
      <style:paragraph-properties fo:text-align="start" style:justify-single-word="false"/>
      <style:text-properties officeooo:rsid="000ffea9" officeooo:paragraph-rsid="000ffea9"/>
    </style:style>
    <style:style style:name="P40" style:family="paragraph" style:parent-style-name="Standard">
      <style:paragraph-properties fo:text-align="start" style:justify-single-word="false"/>
      <style:text-properties officeooo:rsid="00105509" officeooo:paragraph-rsid="00105509"/>
    </style:style>
    <style:style style:name="P41" style:family="paragraph" style:parent-style-name="Standard">
      <style:paragraph-properties fo:text-align="start" style:justify-single-word="false"/>
      <style:text-properties officeooo:rsid="00105509" officeooo:paragraph-rsid="001145de"/>
    </style:style>
    <style:style style:name="P42" style:family="paragraph" style:parent-style-name="Standard">
      <style:paragraph-properties fo:text-align="start" style:justify-single-word="false"/>
      <style:text-properties officeooo:rsid="001145de" officeooo:paragraph-rsid="001145de"/>
    </style:style>
    <style:style style:name="P43" style:family="paragraph" style:parent-style-name="Standard">
      <style:text-properties officeooo:paragraph-rsid="00132d06"/>
    </style:style>
    <style:style style:name="P44" style:family="paragraph" style:parent-style-name="Standard">
      <style:paragraph-properties fo:text-align="center" style:justify-single-word="false" fo:break-before="page"/>
      <style:text-properties officeooo:rsid="00132d06" officeooo:paragraph-rsid="00132d06"/>
    </style:style>
    <style:style style:name="P45" style:family="paragraph" style:parent-style-name="Standard">
      <style:paragraph-properties fo:text-align="center" style:justify-single-word="false"/>
      <style:text-properties officeooo:rsid="00132d06" officeooo:paragraph-rsid="00132d06"/>
    </style:style>
    <style:style style:name="P46" style:family="paragraph" style:parent-style-name="Standard">
      <style:paragraph-properties fo:text-align="center" style:justify-single-word="false"/>
      <style:text-properties officeooo:rsid="0019cf18" officeooo:paragraph-rsid="0019cf18"/>
    </style:style>
    <style:style style:name="P47" style:family="paragraph" style:parent-style-name="Table_20_Contents">
      <style:paragraph-properties fo:text-align="center" style:justify-single-word="false"/>
      <style:text-properties officeooo:rsid="0006436a" officeooo:paragraph-rsid="0006436a"/>
    </style:style>
    <style:style style:name="P48" style:family="paragraph" style:parent-style-name="Table_20_Contents">
      <style:paragraph-properties fo:text-align="center" style:justify-single-word="false"/>
      <style:text-properties officeooo:rsid="0006436a"/>
    </style:style>
    <style:style style:name="P49" style:family="paragraph" style:parent-style-name="Table_20_Contents">
      <style:paragraph-properties fo:text-align="center" style:justify-single-word="false"/>
      <style:text-properties officeooo:rsid="0006436a" officeooo:paragraph-rsid="000b37a1"/>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officeooo:rsid="00025b75" officeooo:paragraph-rsid="00025b75"/>
    </style:style>
    <style:style style:name="P52" style:family="paragraph" style:parent-style-name="Table_20_Contents">
      <style:paragraph-properties fo:text-align="center" style:justify-single-word="false"/>
      <style:text-properties officeooo:rsid="0000cf19" officeooo:paragraph-rsid="0000cf19"/>
    </style:style>
    <style:style style:name="P53" style:family="paragraph" style:parent-style-name="Table_20_Contents">
      <style:paragraph-properties fo:text-align="center" style:justify-single-word="false"/>
      <style:text-properties officeooo:rsid="0009a36a" officeooo:paragraph-rsid="0009a36a"/>
    </style:style>
    <style:style style:name="P54" style:family="paragraph" style:parent-style-name="Table_20_Contents">
      <style:paragraph-properties fo:text-align="center" style:justify-single-word="false"/>
      <style:text-properties officeooo:rsid="000d6e55" officeooo:paragraph-rsid="000d6e55"/>
    </style:style>
    <style:style style:name="P55" style:family="paragraph" style:parent-style-name="Table_20_Contents">
      <style:paragraph-properties fo:text-align="center" style:justify-single-word="false"/>
      <style:text-properties fo:font-weight="bold" officeooo:rsid="0000cf19" officeooo:paragraph-rsid="0000cf19" style:font-weight-asian="bold" style:font-weight-complex="bold"/>
    </style:style>
    <style:style style:name="P56" style:family="paragraph" style:parent-style-name="Table_20_Contents">
      <style:paragraph-properties fo:text-align="center" style:justify-single-word="false"/>
      <style:text-properties fo:font-weight="bold" officeooo:rsid="0009a36a" officeooo:paragraph-rsid="0009a36a" style:font-weight-asian="bold" style:font-weight-complex="bold"/>
    </style:style>
    <style:style style:name="P57" style:family="paragraph" style:parent-style-name="Table_20_Contents">
      <style:paragraph-properties fo:text-align="center" style:justify-single-word="false"/>
      <style:text-properties fo:font-weight="bold" officeooo:rsid="00025b75" officeooo:paragraph-rsid="00025b75" style:font-weight-asian="bold" style:font-weight-complex="bold"/>
    </style:style>
    <style:style style:name="P58" style:family="paragraph" style:parent-style-name="Table_20_Contents">
      <style:paragraph-properties fo:text-align="center" style:justify-single-word="false"/>
      <style:text-properties fo:font-weight="bold" officeooo:rsid="0006436a" officeooo:paragraph-rsid="0006436a" style:font-weight-asian="bold" style:font-weight-complex="bold"/>
    </style:style>
    <style:style style:name="P59" style:family="paragraph" style:parent-style-name="Table_20_Contents">
      <style:paragraph-properties fo:text-align="center" style:justify-single-word="false"/>
      <style:text-properties fo:font-weight="bold" officeooo:rsid="000d6e55" officeooo:paragraph-rsid="000d6e55" style:font-weight-asian="bold" style:font-weight-complex="bold"/>
    </style:style>
    <style:style style:name="P60" style:family="paragraph" style:parent-style-name="Table_20_Contents">
      <style:paragraph-properties fo:text-align="center" style:justify-single-word="false"/>
      <style:text-properties fo:font-weight="bold" officeooo:rsid="0019cf18" officeooo:paragraph-rsid="0019cf18" style:font-weight-asian="bold" style:font-weight-complex="bold"/>
    </style:style>
    <style:style style:name="P61" style:family="paragraph" style:parent-style-name="Table_20_Contents">
      <style:paragraph-properties fo:text-align="center" style:justify-single-word="false"/>
      <style:text-properties officeooo:rsid="0019cf18" officeooo:paragraph-rsid="0019cf18"/>
    </style:style>
    <style:style style:name="T1" style:family="text">
      <style:text-properties officeooo:rsid="0000cf19"/>
    </style:style>
    <style:style style:name="T2" style:family="text">
      <style:text-properties officeooo:rsid="000158ed"/>
    </style:style>
    <style:style style:name="T3" style:family="text">
      <style:text-properties officeooo:rsid="0001757e"/>
    </style:style>
    <style:style style:name="T4" style:family="text">
      <style:text-properties officeooo:rsid="000181e2"/>
    </style:style>
    <style:style style:name="T5" style:family="text">
      <style:text-properties officeooo:rsid="0001b6c8"/>
    </style:style>
    <style:style style:name="T6" style:family="text">
      <style:text-properties officeooo:rsid="00037a1d"/>
    </style:style>
    <style:style style:name="T7" style:family="text">
      <style:text-properties officeooo:rsid="000437bd"/>
    </style:style>
    <style:style style:name="T8" style:family="text">
      <style:text-properties officeooo:rsid="0006436a"/>
    </style:style>
    <style:style style:name="T9" style:family="text">
      <style:text-properties officeooo:rsid="0006b331"/>
    </style:style>
    <style:style style:name="T10" style:family="text">
      <style:text-properties officeooo:rsid="00089a14"/>
    </style:style>
    <style:style style:name="T11" style:family="text">
      <style:text-properties officeooo:rsid="000b37a1"/>
    </style:style>
    <style:style style:name="T12" style:family="text">
      <style:text-properties officeooo:rsid="000bbe1f"/>
    </style:style>
    <style:style style:name="T13" style:family="text">
      <style:text-properties officeooo:rsid="000d6e55"/>
    </style:style>
    <style:style style:name="T14" style:family="text">
      <style:text-properties officeooo:rsid="000eef1e"/>
    </style:style>
    <style:style style:name="T15" style:family="text">
      <style:text-properties officeooo:rsid="00105509"/>
    </style:style>
    <style:style style:name="T16" style:family="text">
      <style:text-properties officeooo:rsid="001145de"/>
    </style:style>
    <style:style style:name="T17" style:family="text">
      <style:text-properties officeooo:rsid="0019ed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text:p>
      <text:p text:style-name="P25"/>
      <text:p text:style-name="P25"/>
      <text:p text:style-name="P25"/>
      <text:p text:style-name="P25"/>
      <text:p text:style-name="P25"/>
      <text:p text:style-name="P25"/>
      <text:p text:style-name="Title">RockyLinux-ANSSI-BP-028</text:p>
      <text:p text:style-name="P25"/>
      <text:p text:style-name="P25"/>
      <text:p text:style-name="P25"/>
      <text:p text:style-name="Subtitle">MANUEL D’EXPLOITATIO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1" table:style-name="Table1">
        <table:table-column table:style-name="Table1.A" table:number-columns-repeated="5"/>
        <table:table-row>
          <table:table-cell table:style-name="Table1.A1" office:value-type="string">
            <text:p text:style-name="P55">Version</text:p>
          </table:table-cell>
          <table:table-cell table:style-name="Table1.A1" office:value-type="string">
            <text:p text:style-name="P56">Version de l’OS applicable</text:p>
          </table:table-cell>
          <table:table-cell table:style-name="Table1.A1" office:value-type="string">
            <text:p text:style-name="P55">Date</text:p>
          </table:table-cell>
          <table:table-cell table:style-name="Table1.A1" office:value-type="string">
            <text:p text:style-name="P55">Commentaire</text:p>
          </table:table-cell>
          <table:table-cell table:style-name="Table1.E1" office:value-type="string">
            <text:p text:style-name="P55">Par</text:p>
          </table:table-cell>
        </table:table-row>
        <table:table-row>
          <table:table-cell table:style-name="Table1.A2" office:value-type="string">
            <text:p text:style-name="P52">1.0</text:p>
          </table:table-cell>
          <table:table-cell table:style-name="Table1.A2" office:value-type="string">
            <text:p text:style-name="P53">9.3-1</text:p>
          </table:table-cell>
          <table:table-cell table:style-name="Table1.A2" office:value-type="string">
            <text:p text:style-name="P52">16 Janvier 2024</text:p>
          </table:table-cell>
          <table:table-cell table:style-name="Table1.A2" office:value-type="string">
            <text:p text:style-name="P52">Publication initiale</text:p>
          </table:table-cell>
          <table:table-cell table:style-name="Table1.E2" office:value-type="string">
            <text:p text:style-name="P52">Chelsea Murgia mail@chelsea486mhz.fr</text:p>
          </table:table-cell>
        </table:table-row>
      </table:table>
      <text:p text:style-name="P25"/>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Page vide ]</text:p>
      <text:h text:style-name="P2" text:outline-level="1">SOMMAIRE</text:h>
      <text:h text:style-name="Heading_20_2" text:outline-level="2" text:is-list-header="true">I – MANUEL D’INSTALLATION</text:h>
      <text:h text:style-name="Heading_20_3" text:outline-level="3"><text:tab/>1. Configuration matérielle minimale requise</text:h>
      <text:h text:style-name="Heading_20_3" text:outline-level="3"><text:tab/>2. Acquisition des fichiers d’installation</text:h>
      <text:p text:style-name="P17"><text:tab/><text:tab/><text:span text:style-name="T2">a. Image disque</text:span></text:p>
      <text:p text:style-name="P17"><text:tab/><text:tab/><text:span text:style-name="T2">b. Somme de contrôle</text:span></text:p>
      <text:p text:style-name="P7"><text:tab/><text:tab/>c. Signatures PGP</text:p>
      <text:p text:style-name="P9"><text:tab/><text:tab/>d. Clé publique PGP</text:p>
      <text:h text:style-name="Heading_20_3" text:outline-level="3"><text:tab/>3. Vérification des fichiers d’installation</text:h>
      <text:p text:style-name="P17"><text:tab/><text:tab/><text:span text:style-name="T2">a. Intégrité</text:span></text:p>
      <text:p text:style-name="P17"><text:tab/><text:tab/><text:span text:style-name="T2">b. Signatures</text:span></text:p>
      <text:h text:style-name="Heading_20_3" text:outline-level="3"><text:tab/>4. Création de la machine virtuelle</text:h>
      <text:h text:style-name="Heading_20_3" text:outline-level="3"><text:tab/>5. Installation du système d’exploitation sécurisé</text:h>
      <text:h text:style-name="P3" text:outline-level="2" text:is-list-header="true">II – MANUEL UTILISATEUR</text:h>
      <text:h text:style-name="P4" text:outline-level="3" text:is-list-header="true"><text:tab/><text:span text:style-name="T3">1. La machine installée</text:span></text:h>
      <text:p text:style-name="P43"><text:span text:style-name="T3"><text:tab/><text:tab/>a. Partitionnement du disque<text:line-break/><text:tab/><text:tab/>b. Conformité aux normes ANSSI-BP-028<text:line-break/><text:tab/><text:tab/></text:span><text:span text:style-name="T9">c. Niveau de sécurité</text:span></text:p>
      <text:h text:style-name="Heading_20_3" text:outline-level="3" text:is-list-header="true"><text:span text:style-name="T3"><text:tab/>2</text:span><text:span text:style-name="T2">. Configuration des utilisateurs</text:span></text:h>
      <text:p text:style-name="P43"><text:span text:style-name="T2"><text:tab/><text:tab/>a. Mot de passe root<text:line-break/> <text:tab/><text:tab/>b. Création d’un utilisateur</text:span></text:p>
      <text:h text:style-name="Heading_20_3" text:outline-level="3" text:is-list-header="true"><text:span text:style-name="T3"><text:tab/>3</text:span><text:span text:style-name="T2">. Sécurisation d</text:span><text:span text:style-name="T4">e la machine</text:span></text:h>
      <text:p text:style-name="P43"><text:span text:style-name="T2"><text:tab/><text:tab/>a. Désactivation de la connexion </text:span><text:span text:style-name="T9">SSH </text:span><text:span text:style-name="T2">par mot de passe<text:line-break/><text:tab/><text:tab/>b. Ajout d’une clé publique SSH<text:line-break/><text:tab/><text:tab/></text:span><text:span text:style-name="T4">c. Ré-évaluation de la conformité aux normes ANSSI-BP-028<text:line-break/><text:tab/><text:tab/>d. Remédiations de sécurité</text:span></text:p>
      <text:h text:style-name="Heading_20_3" text:outline-level="3"><text:span text:style-name="T2"><text:tab/></text:span><text:span text:style-name="T3">4</text:span><text:span text:style-name="T2">. Configuration du système</text:span></text:h>
      <text:p text:style-name="P43"><text:span text:style-name="T2"><text:tab/><text:tab/></text:span><text:span text:style-name="T13">a. Nom d’hôte</text:span></text:p>
      <text:p text:style-name="P23"><text:tab/><text:tab/><text:span text:style-name="T2">b. rsyslog<text:line-break/><text:tab/><text:tab/>c. sudo</text:span></text:p>
      <text:h text:style-name="Heading_20_3" text:outline-level="3"><text:soft-page-break/><text:span text:style-name="T2"><text:tab/></text:span><text:span text:style-name="T3">5. Services actifs sur la machine</text:span></text:h>
      <text:p text:style-name="P20"><text:tab/><text:tab/><text:span text:style-name="T13">a. Pare-feu</text:span></text:p>
      <text:p text:style-name="P20"><text:tab/><text:tab/><text:span text:style-name="T13">b. Cockpit</text:span></text:p>
      <text:p text:style-name="P39"><text:tab/><text:tab/>c. OpenSSH</text:p>
      <text:h text:style-name="Heading_20_2" text:outline-level="2" text:is-list-header="true"><text:span text:style-name="T5">III</text:span> – <text:span text:style-name="T5">MANUEL DE </text:span>MODIFICATION DE L’INSTALLATION</text:h>
      <text:h text:style-name="Heading_20_3" text:outline-level="3" text:is-list-header="true"><text:tab/>1. Inclure une clé publique SSH</text:h>
      <text:h text:style-name="Heading_20_3" text:outline-level="3"><text:tab/>2. Inclure un package RPM</text:h>
      <text:p text:style-name="Standard"/>
      <text:h text:style-name="P2" text:outline-level="1">I – MANUEL D’INSTALLATION</text:h>
      <text:p text:style-name="P34"/>
      <text:p text:style-name="P34">Le manuel d’installation a pour but de guider l’administrateur système dans le provisionnement et le déploiement d’un serveur sécurisé RockyLinux-ANSSI-BP-028.</text:p>
      <text:p text:style-name="P34"/>
      <text:h text:style-name="Heading_20_2" text:outline-level="2">1. Configuration matérielle minimale requise</text:h>
      <text:p text:style-name="P34"/>
      <table:table table:name="Table2" table:style-name="Table2">
        <table:table-column table:style-name="Table2.A"/>
        <table:table-column table:style-name="Table2.B"/>
        <table:table-row>
          <table:table-cell table:style-name="Table2.A1" office:value-type="string">
            <text:p text:style-name="P57">Type de matériel</text:p>
          </table:table-cell>
          <table:table-cell table:style-name="Table2.B1" office:value-type="string">
            <text:p text:style-name="P57">Configuration minimale requise</text:p>
          </table:table-cell>
        </table:table-row>
        <table:table-row>
          <table:table-cell table:style-name="Table2.A2" office:value-type="string">
            <text:p text:style-name="P51">RAM</text:p>
          </table:table-cell>
          <table:table-cell table:style-name="Table2.B2" office:value-type="string">
            <text:p text:style-name="P51"><text:span text:style-name="T12">4096 M</text:span>o</text:p>
          </table:table-cell>
        </table:table-row>
        <table:table-row>
          <table:table-cell table:style-name="Table2.A2" office:value-type="string">
            <text:p text:style-name="P51">CPU</text:p>
          </table:table-cell>
          <table:table-cell table:style-name="Table2.B2" office:value-type="string">
            <text:p text:style-name="P51">1 vCPU, accélération matérielle AES, jeu d’instruction x86_64</text:p>
          </table:table-cell>
        </table:table-row>
        <table:table-row>
          <table:table-cell table:style-name="Table2.A2" office:value-type="string">
            <text:p text:style-name="P51">Réseau</text:p>
          </table:table-cell>
          <table:table-cell table:style-name="Table2.B2" office:value-type="string">
            <text:p text:style-name="P51">Adaptateur réseau <text:span text:style-name="T8">E</text:span>thernet (connexion non requise)</text:p>
          </table:table-cell>
        </table:table-row>
        <table:table-row>
          <table:table-cell table:style-name="Table2.A2" office:value-type="string">
            <text:p text:style-name="P51">Stockage</text:p>
          </table:table-cell>
          <table:table-cell table:style-name="Table2.B2" office:value-type="string">
            <text:p text:style-name="P51">Disque VirtIO« système » de 32 Go (/dev/vda)</text:p>
          </table:table-cell>
        </table:table-row>
        <table:table-row>
          <table:table-cell table:style-name="Table2.A2" office:value-type="string">
            <text:p text:style-name="P51">Système</text:p>
          </table:table-cell>
          <table:table-cell table:style-name="Table2.B2" office:value-type="string">
            <text:p text:style-name="P51">Support UEFI activé</text:p>
          </table:table-cell>
        </table:table-row>
        <table:table-row>
          <table:table-cell table:style-name="Table2.A2" office:value-type="string">
            <text:p text:style-name="P51">TPM</text:p>
          </table:table-cell>
          <table:table-cell table:style-name="Table2.B2" office:value-type="string">
            <text:p text:style-name="P51">V2.0 activé</text:p>
          </table:table-cell>
        </table:table-row>
        <table:table-row>
          <table:table-cell table:style-name="Table2.A2" office:value-type="string">
            <text:p text:style-name="P51">Virtualisation</text:p>
          </table:table-cell>
          <table:table-cell table:style-name="Table2.B2" office:value-type="string">
            <text:p text:style-name="P51">Agent QEMU activé</text:p>
          </table:table-cell>
        </table:table-row>
      </table:table>
      <text:p text:style-name="P34"/>
      <text:h text:style-name="Heading_20_2" text:outline-level="2">2. <text:span text:style-name="T1">Acquisition des fichiers d’installation</text:span></text:h>
      <text:p text:style-name="P33"/>
      <text:p text:style-name="P10">La version actuelle du système d’exploitation sécurisé est 9.3, Release 1.</text:p>
      <text:p text:style-name="P33"/>
      <text:h text:style-name="Heading_20_3" text:outline-level="3">a. Image disque</text:h>
      <text:p text:style-name="P15"/>
      <text:p text:style-name="P31">L’image disque doit être obtenue par GitHub :</text:p>
      <text:p text:style-name="P31"/>
      <text:p text:style-name="Preformatted_20_Text"><text:span text:style-name="T6">$ </text:span><text:span text:style-name="T7">wget </text:span><text:span text:style-name="T6">https://github.com/Chelsea486MHz/RockyLinux-ANSSI-BP-028/releases/download/v9.3-1/RockyLinux-ANSSI-BP-028-9.3-1-x86_64.iso</text:span></text:p>
      <text:p text:style-name="P15"/>
      <text:h text:style-name="Heading_20_3" text:outline-level="3">b. Somme de contrôle</text:h>
      <text:p text:style-name="P16"/>
      <text:p text:style-name="P30">L<text:span text:style-name="T7">a somme de contrôle SHA-256</text:span> doit être obtenue par GitHub :</text:p>
      <text:p text:style-name="P30"/>
      <text:p text:style-name="Preformatted_20_Text">$ wget https://github.com/Chelsea486MHz/RockyLinux-ANSSI-BP-028/releases/download/v9.3-1/RockyLinux-ANSSI-BP-028-9.3-1-x86_64.iso.sha256sum</text:p>
      <text:p text:style-name="P16"/>
      <text:h text:style-name="Heading_20_3" text:outline-level="3"><text:soft-page-break/>c. Signatures PGP</text:h>
      <text:p text:style-name="P15"/>
      <text:p text:style-name="P10">Les signatures PGP doivent être obtenues par GitHub :</text:p>
      <text:p text:style-name="P10"/>
      <text:p text:style-name="Preformatted_20_Text">$ wget https://github.com/Chelsea486MHz/RockyLinux-ANSSI-BP-028/releases/download/v9.3-1/RockyLinux-ANSSI-BP-028-9.3-1-x86_64.iso.sig<text:line-break/>$ wget https://github.com/Chelsea486MHz/RockyLinux-ANSSI-BP-028/releases/download/v9.3-1/RockyLinux-ANSSI-BP-028-9.3-1-x86_64.iso.sha256sum.sig</text:p>
      <text:p text:style-name="P15"/>
      <text:h text:style-name="Heading_20_3" text:outline-level="3">d. Clé publique PGP</text:h>
      <text:p text:style-name="P8"/>
      <text:p text:style-name="P10">La clé publique de l’autrice doit être obtenue par GitHub :</text:p>
      <text:p text:style-name="P10"/>
      <text:p text:style-name="Preformatted_20_Text">$ wget https://github.com/Chelsea486MHz/RockyLinux-ANSSI-BP-028/releases/download/v9.3-1/pubkey.asc</text:p>
      <text:p text:style-name="P10"/>
      <text:h text:style-name="Heading_20_2" text:outline-level="2">3. Vérification des fichiers d’installation</text:h>
      <text:p text:style-name="P27"/>
      <text:h text:style-name="Heading_20_3" text:outline-level="3">a. Intégrité</text:h>
      <text:p text:style-name="P27"/>
      <text:p text:style-name="P27">La vérification de l’intégrité de l’image d’installation vous permet d’établir que le fichier de l’image disque est rigoureusement identique à celui sur lequel les tests ont été effectués.</text:p>
      <text:p text:style-name="P27"/>
      <text:p text:style-name="P28">Pour vérifier l’intégrité de l’image disque :<text:line-break/></text:p>
      <text:p text:style-name="Preformatted_20_Text">$ sha256sum -c RockyLinux-ANSSI-BP-028-9.3-1-x86_64.iso.sha256sum</text:p>
      <text:p text:style-name="P27"/>
      <text:h text:style-name="Heading_20_3" text:outline-level="3">b. Signatures</text:h>
      <text:p text:style-name="P27"/>
      <text:p text:style-name="P27">La vérification des signatures vous permet d’établir que l’image d’installation et sa somme de contrôle ont été fournis par la personne contrôlant la clé PGP de l’autrice du projet, Chelsea Murgia.</text:p>
      <text:p text:style-name="P27"/>
      <text:p text:style-name="P27">Cette clé étant stockée sur une YubiKey, la vérification des signatures permet donc d’établir avec un haut niveau de confiance que les fichiers ont été émis par Chelsea Murgia.</text:p>
      <text:p text:style-name="P27"/>
      <text:p text:style-name="P27">Il est nécessaire pour cette étape d’importer la clé publique PGP de Chelsea Murgia :</text:p>
      <text:p text:style-name="P27"/>
      <text:p text:style-name="Preformatted_20_Text">$ gpg --import pubkey.asc</text:p>
      <text:p text:style-name="P27"/>
      <text:p text:style-name="P27">Pour vérifier la signature de la somme de contrôle :</text:p>
      <text:p text:style-name="P27"/>
      <text:p text:style-name="Preformatted_20_Text">$ gpg --verify <text:span text:style-name="T7">RockyLinux-ANSSI-BP-028-9.3-1-x86_64.iso.sha256sum.sig RockyLinux-ANSSI-BP-028-9.3-1-x86_64.iso.sha256sum</text:span></text:p>
      <text:p text:style-name="P27"><text:soft-page-break/></text:p>
      <text:p text:style-name="P27">Pour vérifier la signature de l’image disque :</text:p>
      <text:p text:style-name="P27"/>
      <text:p text:style-name="Preformatted_20_Text">$ gpg --verify <text:span text:style-name="T7">RockyLinux-ANSSI-BP-028-9.3-1-x86_64.iso.sig RockyLinux-ANSSI-BP-028-9.3-1-x86_64.iso</text:span></text:p>
      <text:p text:style-name="P27"/>
      <text:h text:style-name="Heading_20_2" text:outline-level="2">4. Création de la machine virtuelle</text:h>
      <text:p text:style-name="P27"/>
      <text:p text:style-name="P27">Sous Proxmox 8.1, la création d’une machine virtuelle répondant à la configuration matérielle minimale requise à l’utilisation du système d’exploitation sécurisé RockyLinux-ANSSI-BP-028 demande les options suivantes :</text:p>
      <text:p text:style-name="P27"/>
      <table:table table:name="Table5" table:style-name="Table5">
        <table:table-column table:style-name="Table5.A" table:number-columns-repeated="2"/>
        <table:table-row>
          <table:table-cell table:style-name="Table5.A1" office:value-type="string">
            <text:p text:style-name="P60">Nom du réglage</text:p>
          </table:table-cell>
          <table:table-cell table:style-name="Table5.B1" office:value-type="string">
            <text:p text:style-name="P60">Valeur du réglage</text:p>
          </table:table-cell>
        </table:table-row>
        <table:table-row>
          <table:table-cell table:style-name="Table5.A2" office:value-type="string">
            <text:p text:style-name="P61">System / Machine</text:p>
          </table:table-cell>
          <table:table-cell table:style-name="Table5.B2" office:value-type="string">
            <text:p text:style-name="P61">q35</text:p>
          </table:table-cell>
        </table:table-row>
        <table:table-row>
          <table:table-cell table:style-name="Table5.A2" office:value-type="string">
            <text:p text:style-name="P29">System / BIOS</text:p>
          </table:table-cell>
          <table:table-cell table:style-name="Table5.B2" office:value-type="string">
            <text:p text:style-name="P29">OVMF (UEFI)</text:p>
          </table:table-cell>
        </table:table-row>
        <table:table-row>
          <table:table-cell table:style-name="Table5.A2" office:value-type="string">
            <text:p text:style-name="P29">System / Qemu agent</text:p>
          </table:table-cell>
          <table:table-cell table:style-name="Table5.B2" office:value-type="string">
            <text:p text:style-name="P46">activé</text:p>
          </table:table-cell>
        </table:table-row>
        <table:table-row>
          <table:table-cell table:style-name="Table5.A2" office:value-type="string">
            <text:p text:style-name="P29">System / Add TPM</text:p>
          </table:table-cell>
          <table:table-cell table:style-name="Table5.B2" office:value-type="string">
            <text:p text:style-name="P46">activé</text:p>
          </table:table-cell>
        </table:table-row>
        <table:table-row>
          <table:table-cell table:style-name="Table5.A2" office:value-type="string">
            <text:p text:style-name="P29">Disks / Bus / Device</text:p>
          </table:table-cell>
          <table:table-cell table:style-name="Table5.B2" office:value-type="string">
            <text:p text:style-name="P29">VirtIO Block</text:p>
          </table:table-cell>
        </table:table-row>
        <table:table-row>
          <table:table-cell table:style-name="Table5.A2" office:value-type="string">
            <text:p text:style-name="P29">Disks / Disk size (GiB)</text:p>
          </table:table-cell>
          <table:table-cell table:style-name="Table5.B2" office:value-type="string">
            <text:p text:style-name="P61">32</text:p>
          </table:table-cell>
        </table:table-row>
        <table:table-row>
          <table:table-cell table:style-name="Table5.A2" office:value-type="string">
            <text:p text:style-name="P29">CPU / Type</text:p>
          </table:table-cell>
          <table:table-cell table:style-name="Table5.B2" office:value-type="string">
            <text:p text:style-name="P29">x86-64-v2-AES</text:p>
          </table:table-cell>
        </table:table-row>
        <table:table-row>
          <table:table-cell table:style-name="Table5.A2" office:value-type="string">
            <text:p text:style-name="P29">Memory / Memory (MiB)</text:p>
          </table:table-cell>
          <table:table-cell table:style-name="Table5.B2" office:value-type="string">
            <text:p text:style-name="P29"><text:span text:style-name="T12">4096</text:span></text:p>
          </table:table-cell>
        </table:table-row>
        <table:table-row>
          <table:table-cell table:style-name="Table5.A2" office:value-type="string">
            <text:p text:style-name="P29">Network / Model</text:p>
          </table:table-cell>
          <table:table-cell table:style-name="Table5.B2" office:value-type="string">
            <text:p text:style-name="P29">VirtIO (paravirtualized)</text:p>
          </table:table-cell>
        </table:table-row>
      </table:table>
      <text:p text:style-name="P27"/>
      <text:p text:style-name="P27"/>
      <text:h text:style-name="Heading_20_2" text:outline-level="2">5. Installation du système d’exploitation sécurisé</text:h>
      <text:p text:style-name="P27"/>
      <text:p text:style-name="P27">L’image disque doit être introduite dans un lecteur DVD de la machine virtuelle.</text:p>
      <text:p text:style-name="P27"/>
      <text:p text:style-name="P27">Pour démarrer l’installation, il suffit de démarrer la machine virtuelle.</text:p>
      <text:p text:style-name="P27"/>
      <text:p text:style-name="P27">Si la configuration de cette dernière répond aux exigences décrites dans ce manuel, l’installation est automatique. Le système s’éteindra automatiquement après installation et l’image disque pourra être retirée.</text:p>
      <text:p text:style-name="P27"/>
      <text:p text:style-name="P27">En cas d’erreur, une entrée utilisateur sera requise.</text:p>
      <text:p text:style-name="P27"/>
      <text:h text:style-name="P2" text:outline-level="1">II – MANUEL UTILISATEUR</text:h>
      <text:p text:style-name="P27"/>
      <text:h text:style-name="Heading_20_2" text:outline-level="2">1. La machine installée</text:h>
      <text:h text:style-name="P5" text:outline-level="3"><text:line-break/>a. Partitionnement du disque</text:h>
      <text:p text:style-name="P13"/>
      <text:p text:style-name="P26">Le partitionnement du disque répond aux exigences de l’ANSSI en matière de recommandations de configuration d’un système GNU/Linux, telles que définies dans leur document désigné ANSSI-BP-028.</text:p>
      <text:p text:style-name="P26"/>
      <table:table table:name="Table3" table:style-name="Table3">
        <table:table-column table:style-name="Table3.A" table:number-columns-repeated="3"/>
        <table:table-row>
          <table:table-cell table:style-name="Table3.A1" office:value-type="string">
            <text:p text:style-name="P58">Point de montage</text:p>
          </table:table-cell>
          <table:table-cell table:style-name="Table3.A1" office:value-type="string">
            <text:p text:style-name="P58">Taille</text:p>
          </table:table-cell>
          <table:table-cell table:style-name="Table3.C1" office:value-type="string">
            <text:p text:style-name="P58">Type</text:p>
          </table:table-cell>
        </table:table-row>
        <table:table-row>
          <table:table-cell table:style-name="Table3.A2" office:value-type="string">
            <text:p text:style-name="P50">/<text:span text:style-name="T8">boot</text:span></text:p>
          </table:table-cell>
          <table:table-cell table:style-name="Table3.A2" office:value-type="string">
            <text:p text:style-name="P47">1024 Mo</text:p>
          </table:table-cell>
          <table:table-cell table:style-name="Table3.C2" office:value-type="string">
            <text:p text:style-name="P47">XFS</text:p>
          </table:table-cell>
        </table:table-row>
        <table:table-row>
          <table:table-cell table:style-name="Table3.A2" office:value-type="string">
            <text:p text:style-name="P50">/<text:span text:style-name="T8">boot/efi</text:span></text:p>
          </table:table-cell>
          <table:table-cell table:style-name="Table3.A2" office:value-type="string">
            <text:p text:style-name="P47">1024 Mo</text:p>
          </table:table-cell>
          <table:table-cell table:style-name="Table3.C2" office:value-type="string">
            <text:p text:style-name="P47">EFI</text:p>
          </table:table-cell>
        </table:table-row>
        <table:table-row>
          <table:table-cell table:style-name="Table3.A2" office:value-type="string">
            <text:p text:style-name="P50">/<text:span text:style-name="T8">tmp</text:span></text:p>
          </table:table-cell>
          <table:table-cell table:style-name="Table3.A2" office:value-type="string">
            <text:p text:style-name="P48">4096 Mo</text:p>
          </table:table-cell>
          <table:table-cell table:style-name="Table3.C2" office:value-type="string">
            <text:p text:style-name="P47">TMPFS</text:p>
          </table:table-cell>
        </table:table-row>
        <table:table-row>
          <table:table-cell table:style-name="Table3.A2" office:value-type="string">
            <text:p text:style-name="P47">swap</text:p>
          </table:table-cell>
          <table:table-cell table:style-name="Table3.A2" office:value-type="string">
            <text:p text:style-name="P47">4096 Mo</text:p>
          </table:table-cell>
          <table:table-cell table:style-name="Table3.C2" office:value-type="string">
            <text:p text:style-name="P47">swap</text:p>
          </table:table-cell>
        </table:table-row>
        <table:table-row>
          <table:table-cell table:style-name="Table3.A2" office:value-type="string">
            <text:p text:style-name="P50">/</text:p>
          </table:table-cell>
          <table:table-cell table:style-name="Table3.A2" office:value-type="string">
            <text:p text:style-name="P47">10240 Mo</text:p>
          </table:table-cell>
          <table:table-cell table:style-name="Table3.C2" office:value-type="string">
            <text:p text:style-name="P47">XFS (LVM) <text:span text:style-name="T11">(volgroup 1)</text:span></text:p>
          </table:table-cell>
        </table:table-row>
        <table:table-row>
          <table:table-cell table:style-name="Table3.A2" office:value-type="string">
            <text:p text:style-name="P50">/<text:span text:style-name="T8">home</text:span></text:p>
          </table:table-cell>
          <table:table-cell table:style-name="Table3.A2" office:value-type="string">
            <text:p text:style-name="P47">1024 Mo</text:p>
          </table:table-cell>
          <table:table-cell table:style-name="Table3.C2" office:value-type="string">
            <text:p text:style-name="P49">XFS (LVM) <text:span text:style-name="T11">(volgroup 1)</text:span></text:p>
          </table:table-cell>
        </table:table-row>
        <table:table-row>
          <table:table-cell table:style-name="Table3.A2" office:value-type="string">
            <text:p text:style-name="P50">/<text:span text:style-name="T8">usr</text:span></text:p>
          </table:table-cell>
          <table:table-cell table:style-name="Table3.A2" office:value-type="string">
            <text:p text:style-name="P47">4096 Mo</text:p>
          </table:table-cell>
          <table:table-cell table:style-name="Table3.C2" office:value-type="string">
            <text:p text:style-name="P49">XFS (LVM) <text:span text:style-name="T11">(volgroup 1)</text:span></text:p>
          </table:table-cell>
        </table:table-row>
        <table:table-row>
          <table:table-cell table:style-name="Table3.A2" office:value-type="string">
            <text:p text:style-name="P50">/<text:span text:style-name="T8">var</text:span></text:p>
          </table:table-cell>
          <table:table-cell table:style-name="Table3.A2" office:value-type="string">
            <text:p text:style-name="P47">10240 Mo</text:p>
          </table:table-cell>
          <table:table-cell table:style-name="Table3.C2" office:value-type="string">
            <text:p text:style-name="P49">XFS (LVM) <text:span text:style-name="T11">(volgroup 1)</text:span></text:p>
          </table:table-cell>
        </table:table-row>
        <table:table-row>
          <table:table-cell table:style-name="Table3.A2" office:value-type="string">
            <text:p text:style-name="P50">/<text:span text:style-name="T8">var/tmp</text:span></text:p>
          </table:table-cell>
          <table:table-cell table:style-name="Table3.A2" office:value-type="string">
            <text:p text:style-name="P47">1024 Mo</text:p>
          </table:table-cell>
          <table:table-cell table:style-name="Table3.C2" office:value-type="string">
            <text:p text:style-name="P49">XFS (LVM) <text:span text:style-name="T11">(volgroup 1)</text:span></text:p>
          </table:table-cell>
        </table:table-row>
        <table:table-row>
          <table:table-cell table:style-name="Table3.A2" office:value-type="string">
            <text:p text:style-name="P50">/<text:span text:style-name="T8">var/log</text:span></text:p>
          </table:table-cell>
          <table:table-cell table:style-name="Table3.A2" office:value-type="string">
            <text:p text:style-name="P47">1024 Mo</text:p>
          </table:table-cell>
          <table:table-cell table:style-name="Table3.C2" office:value-type="string">
            <text:p text:style-name="P49">XFS (LVM) <text:span text:style-name="T11">(volgroup 1)</text:span></text:p>
          </table:table-cell>
        </table:table-row>
        <table:table-row>
          <table:table-cell table:style-name="Table3.A2" office:value-type="string">
            <text:p text:style-name="P50">/<text:span text:style-name="T8">var/log/audit</text:span></text:p>
          </table:table-cell>
          <table:table-cell table:style-name="Table3.A2" office:value-type="string">
            <text:p text:style-name="P47">1024 Mo</text:p>
          </table:table-cell>
          <table:table-cell table:style-name="Table3.C2" office:value-type="string">
            <text:p text:style-name="P49">XFS (LVM) <text:span text:style-name="T11">(volgroup 1)</text:span></text:p>
          </table:table-cell>
        </table:table-row>
        <table:table-row>
          <table:table-cell table:style-name="Table3.A2" office:value-type="string">
            <text:p text:style-name="P50">/<text:span text:style-name="T8">srv</text:span></text:p>
          </table:table-cell>
          <table:table-cell table:style-name="Table3.A2" office:value-type="string">
            <text:p text:style-name="P47">1024 Mo</text:p>
          </table:table-cell>
          <table:table-cell table:style-name="Table3.C2" office:value-type="string">
            <text:p text:style-name="P49">XFS (LVM) <text:span text:style-name="T11">(volgroup 1)</text:span></text:p>
          </table:table-cell>
        </table:table-row>
        <table:table-row>
          <table:table-cell table:style-name="Table3.A2" office:value-type="string">
            <text:p text:style-name="P50">/<text:span text:style-name="T8">opt</text:span></text:p>
          </table:table-cell>
          <table:table-cell table:style-name="Table3.A2" office:value-type="string">
            <text:p text:style-name="P47">1024 Mo</text:p>
          </table:table-cell>
          <table:table-cell table:style-name="Table3.C2" office:value-type="string">
            <text:p text:style-name="P49">XFS (LVM) <text:span text:style-name="T11">(volgroup 1)</text:span></text:p>
          </table:table-cell>
        </table:table-row>
      </table:table>
      <text:p text:style-name="P26"/>
      <text:h text:style-name="Heading_20_3" text:outline-level="3"><text:line-break/>b. Conformité aux normes ANSSI-BP-028</text:h>
      <text:p text:style-name="P13"/>
      <text:p text:style-name="P11">La conformité du système déployé aux exigences de l’Agence Nationale de Sécurité des Systèmes d’Information (ANSSI) en matière de <text:span text:style-name="T8">recommandations de configuration d’un système GNU/Linux, telles que définies dans leur document désigné ANSSI-BP-028, </text:span>est établie par le logiciel OpenSCAP.</text:p>
      <text:p text:style-name="P11"/>
      <text:p text:style-name="P11">OpenSCAP réalise des tests techniques sur des exigences précises. Les exigences décrites dans le document désigné <text:span text:style-name="T8">ANSSI-BP-028 </text:span>ne sont pas suffisamment précises pour permettre de déléguer <text:soft-page-break/>entièrement l’analyse de conformité à OpenSCAP. <text:s/>De plus, de part la nature générale des des exigences, OpenSCAP peut être ammené à retourner des faux positifs et faux négatifs dans ses analyses. </text:p>
      <text:p text:style-name="P11"/>
      <text:p text:style-name="P12">Ainsi, il reste impératif de réaliser des audits et analyses de conformité manuellement avant de pouvoir établir avec certitude que le système répond aux exigences.</text:p>
      <text:h text:style-name="Heading_20_3" text:outline-level="3"><text:line-break/>c. Niveau de sécurité</text:h>
      <text:p text:style-name="P11"/>
      <text:p text:style-name="P11">Le document désigné <text:span text:style-name="T8">ANSSI-BP-028</text:span> fait état de 4 niveaux de sécurité : minimal, intermediate, enhanced, et high.</text:p>
      <text:p text:style-name="P11"/>
      <text:p text:style-name="P11">Le système RockyLinux-ANSSI-BP-028 est conforme au niveau de sécurité enhanced.</text:p>
      <text:p text:style-name="P14"/>
      <text:h text:style-name="Heading_20_2" text:outline-level="2"><text:span text:style-name="T3">2</text:span><text:span text:style-name="T2">. Configuration des utilisateurs</text:span></text:h>
      <text:h text:style-name="Heading_20_3" text:outline-level="3"><text:line-break/>a. Mot de passe root</text:h>
      <text:p text:style-name="P11"/>
      <text:p text:style-name="P11">L’utilisateur root est créé pendant l’installation. Son mot de passe est root.</text:p>
      <text:h text:style-name="Heading_20_3" text:outline-level="3"><text:line-break/>b. Création d’un utilisateur</text:h>
      <text:p text:style-name="P14"/>
      <text:p text:style-name="P11">La commande useradd est utilisée pour créer un nouvel utilisateur sur le système :</text:p>
      <text:p text:style-name="P11"/>
      <text:p text:style-name="Preformatted_20_Text">$ useradd &lt;utilisateur&gt;</text:p>
      <text:p text:style-name="P11"/>
      <text:p text:style-name="P11">Son mot de passe doit être créé :</text:p>
      <text:p text:style-name="P11"/>
      <text:p text:style-name="Preformatted_20_Text">$ passwd &lt;utilisateur&gt;</text:p>
      <text:p text:style-name="P11"/>
      <text:h text:style-name="Heading_20_2" text:outline-level="2"><text:span text:style-name="T3">3</text:span><text:span text:style-name="T2">. Sécurisation d</text:span><text:span text:style-name="T4">e la machine</text:span></text:h>
      <text:h text:style-name="Heading_20_3" text:outline-level="3"><text:span text:style-name="T2"><text:line-break/>a. Désactivation de la connexion </text:span><text:span text:style-name="T9">SSH </text:span><text:span text:style-name="T2">par mot de passe</text:span></text:h>
      <text:p text:style-name="P14"/>
      <text:p text:style-name="P11">Pour désactiver la connexion SSH par mot de passe, il faut modifier /etc/ssh/sshd_config :</text:p>
      <text:p text:style-name="P11"/>
      <text:p text:style-name="Preformatted_20_Text">PasswordAuthentication no</text:p>
      <text:p text:style-name="Preformatted_20_Text">ChallengeResponseAuthentication no</text:p>
      <text:p text:style-name="Preformatted_20_Text">PubkeyAuthentication yes</text:p>
      <text:h text:style-name="Heading_20_3" text:outline-level="3"><text:soft-page-break/><text:line-break/>b. Ajout d’une clé publique SSH</text:h>
      <text:p text:style-name="P14"/>
      <text:p text:style-name="P11">Pour ajouter une clé publique SSH pour se connecter à un compte :</text:p>
      <text:p text:style-name="P11"/>
      <text:p text:style-name="Preformatted_20_Text">$ echo &lt;clé-publique&gt; &gt;&gt; /home/&lt;utilisateur&gt;/.ssh/authorized_keys</text:p>
      <text:p text:style-name="P11"/>
      <text:h text:style-name="Heading_20_3" text:outline-level="3">c. Ré-évaluation de la conformité aux normes ANSSI-BP-028</text:h>
      <text:p text:style-name="P18"/>
      <text:p text:style-name="P18"><text:span text:style-name="T10">OpenSCAP peut être utilisé pour réévaluer la conformité du système après l’apport de modifications.</text:span></text:p>
      <text:p text:style-name="P18"/>
      <text:p text:style-name="Preformatted_20_Text">$ oscap xccdf eval --remediate --results res.xml --profile xccdf_org.ssgproject.content_profile_anssi_bp28_enhanced /usr/share/xml/scap/ssg/content/ssg-rl9-ds.xml</text:p>
      <text:p text:style-name="P18"/>
      <text:h text:style-name="Heading_20_3" text:outline-level="3">d. Remédiations de sécurité</text:h>
      <text:p text:style-name="P18"/>
      <text:p text:style-name="P35">Une remédiation automatique peut être appliquée après une évaluation à l’aide du paramètre --remediate :</text:p>
      <text:p text:style-name="P18"/>
      <text:p text:style-name="Preformatted_20_Text">$ oscap xccdf eval --remediate --results res.xml --profile xccdf_org.ssgproject.content_profile_anssi_bp28_enhanced /usr/share/xml/scap/ssg/content/ssg-rl9-ds.xml</text:p>
      <text:p text:style-name="P19"/>
      <text:h text:style-name="Heading_20_2" text:outline-level="2"><text:span text:style-name="T3">4</text:span><text:span text:style-name="T2">. Configuration du système</text:span></text:h>
      <text:h text:style-name="P6" text:outline-level="3"><text:span text:style-name="T2"><text:line-break/>a. </text:span><text:span text:style-name="T13">Nom d’hôte</text:span></text:h>
      <text:p text:style-name="P32"><text:span text:style-name="T13"><text:line-break/>Le nom d’hôte de la machine peut être changé avec la commande hostnamectl :</text:span></text:p>
      <text:p text:style-name="P36"/>
      <text:p text:style-name="Preformatted_20_Text">$ hostnamectl set-hostname &lt;nom&gt;<text:line-break/></text:p>
      <text:p text:style-name="P37"><text:span text:style-name="T14">Un redémarrage est nécessaire pour compléter la procédure.</text:span></text:p>
      <text:p text:style-name="P13"/>
      <text:h text:style-name="Heading_20_3" text:outline-level="3">b. rsyslog</text:h>
      <text:p text:style-name="P24"><text:span text:style-name="T2"><text:line-break/></text:span><text:span text:style-name="T13">Par défaut, rsyslog est installé et configuré par OpenSCAP. Cependant, les certificats TLS à utiliser doivent être introduits manuellement.</text:span><text:span text:style-name="T2"><text:line-break/></text:span></text:p>
      <text:h text:style-name="P6" text:outline-level="3"><text:soft-page-break/>c. sudo</text:h>
      <text:p text:style-name="P24"/>
      <text:p text:style-name="P24"><text:span text:style-name="T14">La configuration de sudo dépend des utilisateurs et des usages, et doit être en conséquence complétée manuellement.</text:span></text:p>
      <text:p text:style-name="P19"/>
      <text:h text:style-name="Heading_20_2" text:outline-level="2"><text:span text:style-name="T3">5. Services actifs sur la machin</text:span><text:span text:style-name="T8">e</text:span></text:h>
      <text:p text:style-name="P13"/>
      <text:h text:style-name="Heading_20_3" text:outline-level="3">a. Pare-feu</text:h>
      <text:p text:style-name="P36"/>
      <text:p text:style-name="P36">Un pare-feu (firewalld) est installé sur la machine. Par défaut, les ports suivants sont ouverts :</text:p>
      <text:p text:style-name="P36"/>
      <table:table table:name="Table4" table:style-name="Table4">
        <table:table-column table:style-name="Table4.A" table:number-columns-repeated="2"/>
        <table:table-row>
          <table:table-cell table:style-name="Table4.A1" office:value-type="string">
            <text:p text:style-name="P59">Nom</text:p>
          </table:table-cell>
          <table:table-cell table:style-name="Table4.B1" office:value-type="string">
            <text:p text:style-name="P59">Port</text:p>
          </table:table-cell>
        </table:table-row>
        <table:table-row>
          <table:table-cell table:style-name="Table4.A2" office:value-type="string">
            <text:p text:style-name="P54">ssh</text:p>
          </table:table-cell>
          <table:table-cell table:style-name="Table4.B2" office:value-type="string">
            <text:p text:style-name="P54">22/tcp</text:p>
          </table:table-cell>
        </table:table-row>
        <table:table-row>
          <table:table-cell table:style-name="Table4.A2" office:value-type="string">
            <text:p text:style-name="P54">cockpit</text:p>
          </table:table-cell>
          <table:table-cell table:style-name="Table4.B2" office:value-type="string">
            <text:p text:style-name="P54">9090/tcp</text:p>
          </table:table-cell>
        </table:table-row>
      </table:table>
      <text:p text:style-name="P36"/>
      <text:h text:style-name="Heading_20_3" text:outline-level="3">b. Cockpit</text:h>
      <text:p text:style-name="P38"/>
      <text:p text:style-name="P38">Cockpit est une interface web d’administration. Il est exposé sur le port 9090. Par soucis de sécurité, le compte root n’est pas autorisé à s’y connecter. Il est cependant possible de l’autoriser avec la commande suivante :</text:p>
      <text:p text:style-name="P38"/>
      <text:p text:style-name="Preformatted_20_Text"># echo ‘ ‘ &gt; /etc/cockpit/dissalowed-users</text:p>
      <text:p text:style-name="P38"/>
      <text:h text:style-name="Heading_20_3" text:outline-level="3">c. OpenSSH</text:h>
      <text:p text:style-name="P39"/>
      <text:p text:style-name="P39">Un serveur OpenSSH est actif sur la machine et écoute sur le port 22.</text:p>
      <text:p text:style-name="P39"/>
      <text:h text:style-name="P2" text:outline-level="1"><text:span text:style-name="T5">III</text:span> – <text:span text:style-name="T5">MANUEL DE </text:span>MODIFICATION DE L’INSTALLATION<text:line-break/></text:h>
      <text:p text:style-name="P40">Il est possible de modifier le processus d’installation. Pour ce faire, il est nécessaire de cloner le dépôt git :</text:p>
      <text:p text:style-name="P40"/>
      <text:p text:style-name="Preformatted_20_Text">$ git clone https://github.com/Chelsea486MHz/RockyLinux-ANSSI-BP-028</text:p>
      <text:p text:style-name="Preformatted_20_Text">$ cd RockyLinux-ANSSI-BP-028</text:p>
      <text:p text:style-name="P40"/>
      <text:p text:style-name="P40">Le processus de création d’une image d’installation nécessite Docker. L’image construite et sa somme de contrôle seront trouvables dans le répertoire build. Chaque modification demanderas de reconstruire l’image Docker avant de reconstruire l’image d’installation dans l’image Docker.</text:p>
      <text:p text:style-name="P40"/>
      <text:p text:style-name="P40">Pour reconstruire l’image Docker:</text:p>
      <text:p text:style-name="P40"/>
      <text:p text:style-name="Preformatted_20_Text">$ docker build -t rockylinux-bp-028-build .</text:p>
      <text:p text:style-name="P21"/>
      <text:p text:style-name="P40">Pour reconstruire l’image disqu<text:span text:style-name="T16">e </text:span>:</text:p>
      <text:p text:style-name="P40"/>
      <text:p text:style-name="Preformatted_20_Text">$ docker run --rm -v ./build:/build rockylinux-bp-028-build</text:p>
      <text:p text:style-name="P22"/>
      <text:p text:style-name="P41">Pour reconstruire l’image disque <text:span text:style-name="T16">et garder l’image RockyLinux d’origine en cache </text:span>:</text:p>
      <text:p text:style-name="P41"/>
      <text:p text:style-name="Preformatted_20_Text">$ docker run --rm -v ./build:/build -v ./RockyLinux:/RockyLinux rockylinux-bp-028-build</text:p>
      <text:p text:style-name="P21"/>
      <text:h text:style-name="Heading_20_1" text:outline-level="1"><text:span text:style-name="T15">1</text:span><text:span text:style-name="T2">. Inclure une clé publique SSH</text:span></text:h>
      <text:p text:style-name="P21"/>
      <text:p text:style-name="P40">Il est possible d’<text:span text:style-name="T16">intégrer une clé publique SSH dans le processus d’installation. Pour ce faire, il faut rajouter une commande dans le fichier kickstarts/post.ks :</text:span></text:p>
      <text:p text:style-name="P40"/>
      <text:p text:style-name="Preformatted_20_Text">mkdir /root/.ssh</text:p>
      <text:p text:style-name="Preformatted_20_Text">echo ‘&lt;clé&gt;’ &gt; /root/.ssh/authorized_keys</text:p>
      <text:p text:style-name="P21"/>
      <text:h text:style-name="Heading_20_1" text:outline-level="1">2. Inclure un package RPM</text:h>
      <text:p text:style-name="P21"/>
      <text:p text:style-name="P42">Il est possible d’inclure un package RPM et l’installer automatiquement. Pour ce faire, il faut ajouter le nom du paquet dans le fichier packages-to-add.txt puis dans la liste des paquets du fichier kickstarts/packages.k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ack" svg:font-family="Hack" style:font-family-generic="modern" style:font-pitch="fixed"/>
    <style:font-face style:name="Hack1" svg:font-family="Hack" style:font-adornments="Bol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style:font-name="Liberation Sans" fo:font-family="'Liberation San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0cf19"/>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2:52:02.712000000</meta:creation-date>
    <dc:date>2024-01-16T18:04:35.574000000</dc:date>
    <meta:editing-duration>PT3H3M40S</meta:editing-duration>
    <meta:editing-cycles>30</meta:editing-cycles>
    <meta:generator>LibreOffice/7.4.0.3$Windows_X86_64 LibreOffice_project/f85e47c08ddd19c015c0114a68350214f7066f5a</meta:generator>
    <meta:document-statistic meta:table-count="5" meta:image-count="0" meta:object-count="0" meta:page-count="12" meta:paragraph-count="235" meta:word-count="1459" meta:character-count="10449" meta:non-whitespace-character-count="9158"/>
  </office:meta>
</office:document-meta>
</file>